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(Ohms)</text:p>
          </table:table-cell>
          <table:table-cell office:value-type="string" calcext:value-type="string">
            <text:p>C(F)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t(s)</text:p>
          </table:table-cell>
          <table:table-cell office:value-type="string" calcext:value-type="string">
            <text:p>V(Volt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2]*[.A2]" office:value-type="float" office:value="0.001" calcext:value-type="float">
            <text:p/>
          </table:table-cell>
          <table:table-cell office:value-type="float" office:value="0" calcext:value-type="float">
            <text:p>0</text:p>
          </table:table-cell>
          <table:table-cell table:formula="of:=12-12*EXP(-[.D2]/[.C2])" office:value-type="float" office:value="0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3]*[.A3]" office:value-type="float" office:value="0.001" calcext:value-type="float">
            <text:p/>
          </table:table-cell>
          <table:table-cell table:formula="of:=[.D2]+1" office:value-type="float" office:value="1" calcext:value-type="float">
            <text:p/>
          </table:table-cell>
          <table:table-cell table:formula="of:=12-12*EXP(-[.D3]/1*0.001)" office:value-type="float" office:value="0.0119940019995006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4]*[.A4]" office:value-type="float" office:value="0.001" calcext:value-type="float">
            <text:p/>
          </table:table-cell>
          <table:table-cell table:formula="of:=[.D3]+1" office:value-type="float" office:value="2" calcext:value-type="float">
            <text:p/>
          </table:table-cell>
          <table:table-cell table:formula="of:=12-12*EXP(-[.D4]/1*0.001)" office:value-type="float" office:value="0.0239760159920035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5]*[.A5]" office:value-type="float" office:value="0.001" calcext:value-type="float">
            <text:p/>
          </table:table-cell>
          <table:table-cell table:formula="of:=[.D4]+1" office:value-type="float" office:value="3" calcext:value-type="float">
            <text:p/>
          </table:table-cell>
          <table:table-cell table:formula="of:=12-12*EXP(-[.D5]/1*0.001)" office:value-type="float" office:value="0.035946053959524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6]*[.A6]" office:value-type="float" office:value="0.001" calcext:value-type="float">
            <text:p/>
          </table:table-cell>
          <table:table-cell table:formula="of:=[.D5]+1" office:value-type="float" office:value="4" calcext:value-type="float">
            <text:p/>
          </table:table-cell>
          <table:table-cell table:formula="of:=12-12*EXP(-[.D6]/1*0.001)" office:value-type="float" office:value="0.0479041278721013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7]*[.A7]" office:value-type="float" office:value="0.001" calcext:value-type="float">
            <text:p/>
          </table:table-cell>
          <table:table-cell table:formula="of:=[.D6]+1" office:value-type="float" office:value="5" calcext:value-type="float">
            <text:p/>
          </table:table-cell>
          <table:table-cell table:formula="of:=12-12*EXP(-[.D7]/1*0.001)" office:value-type="float" office:value="0.0598502496878126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8]*[.A8]" office:value-type="float" office:value="0.001" calcext:value-type="float">
            <text:p/>
          </table:table-cell>
          <table:table-cell table:formula="of:=[.D7]+1" office:value-type="float" office:value="6" calcext:value-type="float">
            <text:p/>
          </table:table-cell>
          <table:table-cell table:formula="of:=12-12*EXP(-[.D8]/1*0.001)" office:value-type="float" office:value="0.0717844313527767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9]*[.A9]" office:value-type="float" office:value="0.001" calcext:value-type="float">
            <text:p/>
          </table:table-cell>
          <table:table-cell table:formula="of:=[.D8]+1" office:value-type="float" office:value="7" calcext:value-type="float">
            <text:p/>
          </table:table-cell>
          <table:table-cell table:formula="of:=12-12*EXP(-[.D9]/1*0.001)" office:value-type="float" office:value="0.0837066848011787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10]*[.A10]" office:value-type="float" office:value="0.001" calcext:value-type="float">
            <text:p/>
          </table:table-cell>
          <table:table-cell table:formula="of:=[.D9]+1" office:value-type="float" office:value="8" calcext:value-type="float">
            <text:p/>
          </table:table-cell>
          <table:table-cell table:formula="of:=12-12*EXP(-[.D10]/1*0.001)" office:value-type="float" office:value="0.0956170219552721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11]*[.A11]" office:value-type="float" office:value="0.001" calcext:value-type="float">
            <text:p/>
          </table:table-cell>
          <table:table-cell table:formula="of:=[.D10]+1" office:value-type="float" office:value="9" calcext:value-type="float">
            <text:p/>
          </table:table-cell>
          <table:table-cell table:formula="of:=12-12*EXP(-[.D11]/1*0.001)" office:value-type="float" office:value="0.107515454725396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12]*[.A12]" office:value-type="float" office:value="0.001" calcext:value-type="float">
            <text:p/>
          </table:table-cell>
          <table:table-cell table:formula="of:=[.D11]+1" office:value-type="float" office:value="10" calcext:value-type="float">
            <text:p/>
          </table:table-cell>
          <table:table-cell table:formula="of:=12-12*EXP(-[.D12]/1*0.001)" office:value-type="float" office:value="0.119401995009984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13]*[.A13]" office:value-type="float" office:value="0.001" calcext:value-type="float">
            <text:p/>
          </table:table-cell>
          <table:table-cell table:formula="of:=[.D12]+1" office:value-type="float" office:value="11" calcext:value-type="float">
            <text:p/>
          </table:table-cell>
          <table:table-cell table:formula="of:=12-12*EXP(-[.D13]/1*0.001)" office:value-type="float" office:value="0.131276654695576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14]*[.A14]" office:value-type="float" office:value="0.001" calcext:value-type="float">
            <text:p/>
          </table:table-cell>
          <table:table-cell table:formula="of:=[.D13]+1" office:value-type="float" office:value="12" calcext:value-type="float">
            <text:p/>
          </table:table-cell>
          <table:table-cell table:formula="of:=12-12*EXP(-[.D14]/1*0.001)" office:value-type="float" office:value="0.143139445656834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15]*[.A15]" office:value-type="float" office:value="0.001" calcext:value-type="float">
            <text:p/>
          </table:table-cell>
          <table:table-cell table:formula="of:=[.D14]+1" office:value-type="float" office:value="13" calcext:value-type="float">
            <text:p/>
          </table:table-cell>
          <table:table-cell table:formula="of:=12-12*EXP(-[.D15]/1*0.001)" office:value-type="float" office:value="0.15499037975655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16]*[.A16]" office:value-type="float" office:value="0.001" calcext:value-type="float">
            <text:p/>
          </table:table-cell>
          <table:table-cell table:formula="of:=[.D15]+1" office:value-type="float" office:value="14" calcext:value-type="float">
            <text:p/>
          </table:table-cell>
          <table:table-cell table:formula="of:=12-12*EXP(-[.D16]/1*0.001)" office:value-type="float" office:value="0.166829468845657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17]*[.A17]" office:value-type="float" office:value="0.001" calcext:value-type="float">
            <text:p/>
          </table:table-cell>
          <table:table-cell table:formula="of:=[.D16]+1" office:value-type="float" office:value="15" calcext:value-type="float">
            <text:p/>
          </table:table-cell>
          <table:table-cell table:formula="of:=12-12*EXP(-[.D17]/1*0.001)" office:value-type="float" office:value="0.178656724763249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18]*[.A18]" office:value-type="float" office:value="0.001" calcext:value-type="float">
            <text:p/>
          </table:table-cell>
          <table:table-cell table:formula="of:=[.D17]+1" office:value-type="float" office:value="16" calcext:value-type="float">
            <text:p/>
          </table:table-cell>
          <table:table-cell table:formula="of:=12-12*EXP(-[.D18]/1*0.001)" office:value-type="float" office:value="0.190472159336579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19]*[.A19]" office:value-type="float" office:value="0.001" calcext:value-type="float">
            <text:p/>
          </table:table-cell>
          <table:table-cell table:formula="of:=[.D18]+1" office:value-type="float" office:value="17" calcext:value-type="float">
            <text:p/>
          </table:table-cell>
          <table:table-cell table:formula="of:=12-12*EXP(-[.D19]/1*0.001)" office:value-type="float" office:value="0.202275784381085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20]*[.A20]" office:value-type="float" office:value="0.001" calcext:value-type="float">
            <text:p/>
          </table:table-cell>
          <table:table-cell table:formula="of:=[.D19]+1" office:value-type="float" office:value="18" calcext:value-type="float">
            <text:p/>
          </table:table-cell>
          <table:table-cell table:formula="of:=12-12*EXP(-[.D20]/1*0.001)" office:value-type="float" office:value="0.21406761170039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21]*[.A21]" office:value-type="float" office:value="0.001" calcext:value-type="float">
            <text:p/>
          </table:table-cell>
          <table:table-cell table:formula="of:=[.D20]+1" office:value-type="float" office:value="19" calcext:value-type="float">
            <text:p/>
          </table:table-cell>
          <table:table-cell table:formula="of:=12-12*EXP(-[.D21]/1*0.001)" office:value-type="float" office:value="0.225847653086328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22]*[.A22]" office:value-type="float" office:value="0.001" calcext:value-type="float">
            <text:p/>
          </table:table-cell>
          <table:table-cell table:formula="of:=[.D21]+1" office:value-type="float" office:value="20" calcext:value-type="float">
            <text:p/>
          </table:table-cell>
          <table:table-cell table:formula="of:=12-12*EXP(-[.D22]/1*0.001)" office:value-type="float" office:value="0.237615920318937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23]*[.A23]" office:value-type="float" office:value="0.001" calcext:value-type="float">
            <text:p/>
          </table:table-cell>
          <table:table-cell table:formula="of:=[.D22]+1" office:value-type="float" office:value="21" calcext:value-type="float">
            <text:p/>
          </table:table-cell>
          <table:table-cell table:formula="of:=12-12*EXP(-[.D23]/1*0.001)" office:value-type="float" office:value="0.249372425166484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24]*[.A24]" office:value-type="float" office:value="0.001" calcext:value-type="float">
            <text:p/>
          </table:table-cell>
          <table:table-cell table:formula="of:=[.D23]+1" office:value-type="float" office:value="22" calcext:value-type="float">
            <text:p/>
          </table:table-cell>
          <table:table-cell table:formula="of:=12-12*EXP(-[.D24]/1*0.001)" office:value-type="float" office:value="0.261117179385479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25]*[.A25]" office:value-type="float" office:value="0.001" calcext:value-type="float">
            <text:p/>
          </table:table-cell>
          <table:table-cell table:formula="of:=[.D24]+1" office:value-type="float" office:value="23" calcext:value-type="float">
            <text:p/>
          </table:table-cell>
          <table:table-cell table:formula="of:=12-12*EXP(-[.D25]/1*0.001)" office:value-type="float" office:value="0.272850194720675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26]*[.A26]" office:value-type="float" office:value="0.001" calcext:value-type="float">
            <text:p/>
          </table:table-cell>
          <table:table-cell table:formula="of:=[.D25]+1" office:value-type="float" office:value="24" calcext:value-type="float">
            <text:p/>
          </table:table-cell>
          <table:table-cell table:formula="of:=12-12*EXP(-[.D26]/1*0.001)" office:value-type="float" office:value="0.284571482905088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27]*[.A27]" office:value-type="float" office:value="0.001" calcext:value-type="float">
            <text:p/>
          </table:table-cell>
          <table:table-cell table:formula="of:=[.D26]+1" office:value-type="float" office:value="25" calcext:value-type="float">
            <text:p/>
          </table:table-cell>
          <table:table-cell table:formula="of:=12-12*EXP(-[.D27]/1*0.001)" office:value-type="float" office:value="0.296281055660009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28]*[.A28]" office:value-type="float" office:value="0.001" calcext:value-type="float">
            <text:p/>
          </table:table-cell>
          <table:table-cell table:formula="of:=[.D27]+1" office:value-type="float" office:value="26" calcext:value-type="float">
            <text:p/>
          </table:table-cell>
          <table:table-cell table:formula="of:=12-12*EXP(-[.D28]/1*0.001)" office:value-type="float" office:value="0.307978924695007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29]*[.A29]" office:value-type="float" office:value="0.001" calcext:value-type="float">
            <text:p/>
          </table:table-cell>
          <table:table-cell table:formula="of:=[.D28]+1" office:value-type="float" office:value="27" calcext:value-type="float">
            <text:p/>
          </table:table-cell>
          <table:table-cell table:formula="of:=12-12*EXP(-[.D29]/1*0.001)" office:value-type="float" office:value="0.319665101707958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30]*[.A30]" office:value-type="float" office:value="0.001" calcext:value-type="float">
            <text:p/>
          </table:table-cell>
          <table:table-cell table:formula="of:=[.D29]+1" office:value-type="float" office:value="28" calcext:value-type="float">
            <text:p/>
          </table:table-cell>
          <table:table-cell table:formula="of:=12-12*EXP(-[.D30]/1*0.001)" office:value-type="float" office:value="0.331339598385037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31]*[.A31]" office:value-type="float" office:value="0.001" calcext:value-type="float">
            <text:p/>
          </table:table-cell>
          <table:table-cell table:formula="of:=[.D30]+1" office:value-type="float" office:value="29" calcext:value-type="float">
            <text:p/>
          </table:table-cell>
          <table:table-cell table:formula="of:=12-12*EXP(-[.D31]/1*0.001)" office:value-type="float" office:value="0.343002426400743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32]*[.A32]" office:value-type="float" office:value="0.001" calcext:value-type="float">
            <text:p/>
          </table:table-cell>
          <table:table-cell table:formula="of:=[.D31]+1" office:value-type="float" office:value="30" calcext:value-type="float">
            <text:p/>
          </table:table-cell>
          <table:table-cell table:formula="of:=12-12*EXP(-[.D32]/1*0.001)" office:value-type="float" office:value="0.354653597417903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33]*[.A33]" office:value-type="float" office:value="0.001" calcext:value-type="float">
            <text:p/>
          </table:table-cell>
          <table:table-cell table:formula="of:=[.D32]+1" office:value-type="float" office:value="31" calcext:value-type="float">
            <text:p/>
          </table:table-cell>
          <table:table-cell table:formula="of:=12-12*EXP(-[.D33]/1*0.001)" office:value-type="float" office:value="0.366293123087688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34]*[.A34]" office:value-type="float" office:value="0.001" calcext:value-type="float">
            <text:p/>
          </table:table-cell>
          <table:table-cell table:formula="of:=[.D33]+1" office:value-type="float" office:value="32" calcext:value-type="float">
            <text:p/>
          </table:table-cell>
          <table:table-cell table:formula="of:=12-12*EXP(-[.D34]/1*0.001)" office:value-type="float" office:value="0.37792101504963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35]*[.A35]" office:value-type="float" office:value="0.001" calcext:value-type="float">
            <text:p/>
          </table:table-cell>
          <table:table-cell table:formula="of:=[.D34]+1" office:value-type="float" office:value="33" calcext:value-type="float">
            <text:p/>
          </table:table-cell>
          <table:table-cell table:formula="of:=12-12*EXP(-[.D35]/1*0.001)" office:value-type="float" office:value="0.389537284931617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36]*[.A36]" office:value-type="float" office:value="0.001" calcext:value-type="float">
            <text:p/>
          </table:table-cell>
          <table:table-cell table:formula="of:=[.D35]+1" office:value-type="float" office:value="34" calcext:value-type="float">
            <text:p/>
          </table:table-cell>
          <table:table-cell table:formula="of:=12-12*EXP(-[.D36]/1*0.001)" office:value-type="float" office:value="0.40114194434992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37]*[.A37]" office:value-type="float" office:value="0.001" calcext:value-type="float">
            <text:p/>
          </table:table-cell>
          <table:table-cell table:formula="of:=[.D36]+1" office:value-type="float" office:value="35" calcext:value-type="float">
            <text:p/>
          </table:table-cell>
          <table:table-cell table:formula="of:=12-12*EXP(-[.D37]/1*0.001)" office:value-type="float" office:value="0.412735004909202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38]*[.A38]" office:value-type="float" office:value="0.001" calcext:value-type="float">
            <text:p/>
          </table:table-cell>
          <table:table-cell table:formula="of:=[.D37]+1" office:value-type="float" office:value="36" calcext:value-type="float">
            <text:p/>
          </table:table-cell>
          <table:table-cell table:formula="of:=12-12*EXP(-[.D38]/1*0.001)" office:value-type="float" office:value="0.424316478202524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39]*[.A39]" office:value-type="float" office:value="0.001" calcext:value-type="float">
            <text:p/>
          </table:table-cell>
          <table:table-cell table:formula="of:=[.D38]+1" office:value-type="float" office:value="37" calcext:value-type="float">
            <text:p/>
          </table:table-cell>
          <table:table-cell table:formula="of:=12-12*EXP(-[.D39]/1*0.001)" office:value-type="float" office:value="0.435886375811357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40]*[.A40]" office:value-type="float" office:value="0.001" calcext:value-type="float">
            <text:p/>
          </table:table-cell>
          <table:table-cell table:formula="of:=[.D39]+1" office:value-type="float" office:value="38" calcext:value-type="float">
            <text:p/>
          </table:table-cell>
          <table:table-cell table:formula="of:=12-12*EXP(-[.D40]/1*0.001)" office:value-type="float" office:value="0.447444709305605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41]*[.A41]" office:value-type="float" office:value="0.001" calcext:value-type="float">
            <text:p/>
          </table:table-cell>
          <table:table-cell table:formula="of:=[.D40]+1" office:value-type="float" office:value="39" calcext:value-type="float">
            <text:p/>
          </table:table-cell>
          <table:table-cell table:formula="of:=12-12*EXP(-[.D41]/1*0.001)" office:value-type="float" office:value="0.4589914902436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42]*[.A42]" office:value-type="float" office:value="0.001" calcext:value-type="float">
            <text:p/>
          </table:table-cell>
          <table:table-cell table:formula="of:=[.D41]+1" office:value-type="float" office:value="40" calcext:value-type="float">
            <text:p/>
          </table:table-cell>
          <table:table-cell table:formula="of:=12-12*EXP(-[.D42]/1*0.001)" office:value-type="float" office:value="0.470526730172121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43]*[.A43]" office:value-type="float" office:value="0.001" calcext:value-type="float">
            <text:p/>
          </table:table-cell>
          <table:table-cell table:formula="of:=[.D42]+1" office:value-type="float" office:value="41" calcext:value-type="float">
            <text:p/>
          </table:table-cell>
          <table:table-cell table:formula="of:=12-12*EXP(-[.D43]/1*0.001)" office:value-type="float" office:value="0.482050440626413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44]*[.A44]" office:value-type="float" office:value="0.001" calcext:value-type="float">
            <text:p/>
          </table:table-cell>
          <table:table-cell table:formula="of:=[.D43]+1" office:value-type="float" office:value="42" calcext:value-type="float">
            <text:p/>
          </table:table-cell>
          <table:table-cell table:formula="of:=12-12*EXP(-[.D44]/1*0.001)" office:value-type="float" office:value="0.493562633130185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45]*[.A45]" office:value-type="float" office:value="0.001" calcext:value-type="float">
            <text:p/>
          </table:table-cell>
          <table:table-cell table:formula="of:=[.D44]+1" office:value-type="float" office:value="43" calcext:value-type="float">
            <text:p/>
          </table:table-cell>
          <table:table-cell table:formula="of:=12-12*EXP(-[.D45]/1*0.001)" office:value-type="float" office:value="0.505063319195632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46]*[.A46]" office:value-type="float" office:value="0.001" calcext:value-type="float">
            <text:p/>
          </table:table-cell>
          <table:table-cell table:formula="of:=[.D45]+1" office:value-type="float" office:value="44" calcext:value-type="float">
            <text:p/>
          </table:table-cell>
          <table:table-cell table:formula="of:=12-12*EXP(-[.D46]/1*0.001)" office:value-type="float" office:value="0.516552510323439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47]*[.A47]" office:value-type="float" office:value="0.001" calcext:value-type="float">
            <text:p/>
          </table:table-cell>
          <table:table-cell table:formula="of:=[.D46]+1" office:value-type="float" office:value="45" calcext:value-type="float">
            <text:p/>
          </table:table-cell>
          <table:table-cell table:formula="of:=12-12*EXP(-[.D47]/1*0.001)" office:value-type="float" office:value="0.528030218002801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48]*[.A48]" office:value-type="float" office:value="0.001" calcext:value-type="float">
            <text:p/>
          </table:table-cell>
          <table:table-cell table:formula="of:=[.D47]+1" office:value-type="float" office:value="46" calcext:value-type="float">
            <text:p/>
          </table:table-cell>
          <table:table-cell table:formula="of:=12-12*EXP(-[.D48]/1*0.001)" office:value-type="float" office:value="0.539496453711424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49]*[.A49]" office:value-type="float" office:value="0.001" calcext:value-type="float">
            <text:p/>
          </table:table-cell>
          <table:table-cell table:formula="of:=[.D48]+1" office:value-type="float" office:value="47" calcext:value-type="float">
            <text:p/>
          </table:table-cell>
          <table:table-cell table:formula="of:=12-12*EXP(-[.D49]/1*0.001)" office:value-type="float" office:value="0.550951228915547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50]*[.A50]" office:value-type="float" office:value="0.001" calcext:value-type="float">
            <text:p/>
          </table:table-cell>
          <table:table-cell table:formula="of:=[.D49]+1" office:value-type="float" office:value="48" calcext:value-type="float">
            <text:p/>
          </table:table-cell>
          <table:table-cell table:formula="of:=12-12*EXP(-[.D50]/1*0.001)" office:value-type="float" office:value="0.562394555069943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51]*[.A51]" office:value-type="float" office:value="0.001" calcext:value-type="float">
            <text:p/>
          </table:table-cell>
          <table:table-cell table:formula="of:=[.D50]+1" office:value-type="float" office:value="49" calcext:value-type="float">
            <text:p/>
          </table:table-cell>
          <table:table-cell table:formula="of:=12-12*EXP(-[.D51]/1*0.001)" office:value-type="float" office:value="0.573826443617941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52]*[.A52]" office:value-type="float" office:value="0.001" calcext:value-type="float">
            <text:p/>
          </table:table-cell>
          <table:table-cell table:formula="of:=[.D51]+1" office:value-type="float" office:value="50" calcext:value-type="float">
            <text:p/>
          </table:table-cell>
          <table:table-cell table:formula="of:=12-12*EXP(-[.D52]/1*0.001)" office:value-type="float" office:value="0.585246905991433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53]*[.A53]" office:value-type="float" office:value="0.001" calcext:value-type="float">
            <text:p/>
          </table:table-cell>
          <table:table-cell table:formula="of:=[.D52]+1" office:value-type="float" office:value="51" calcext:value-type="float">
            <text:p/>
          </table:table-cell>
          <table:table-cell table:formula="of:=12-12*EXP(-[.D53]/1*0.001)" office:value-type="float" office:value="0.596655953610876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54]*[.A54]" office:value-type="float" office:value="0.001" calcext:value-type="float">
            <text:p/>
          </table:table-cell>
          <table:table-cell table:formula="of:=[.D53]+1" office:value-type="float" office:value="52" calcext:value-type="float">
            <text:p/>
          </table:table-cell>
          <table:table-cell table:formula="of:=12-12*EXP(-[.D54]/1*0.001)" office:value-type="float" office:value="0.608053597885325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55]*[.A55]" office:value-type="float" office:value="0.001" calcext:value-type="float">
            <text:p/>
          </table:table-cell>
          <table:table-cell table:formula="of:=[.D54]+1" office:value-type="float" office:value="53" calcext:value-type="float">
            <text:p/>
          </table:table-cell>
          <table:table-cell table:formula="of:=12-12*EXP(-[.D55]/1*0.001)" office:value-type="float" office:value="0.619439850212421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56]*[.A56]" office:value-type="float" office:value="0.001" calcext:value-type="float">
            <text:p/>
          </table:table-cell>
          <table:table-cell table:formula="of:=[.D55]+1" office:value-type="float" office:value="54" calcext:value-type="float">
            <text:p/>
          </table:table-cell>
          <table:table-cell table:formula="of:=12-12*EXP(-[.D56]/1*0.001)" office:value-type="float" office:value="0.630814721978421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57]*[.A57]" office:value-type="float" office:value="0.001" calcext:value-type="float">
            <text:p/>
          </table:table-cell>
          <table:table-cell table:formula="of:=[.D56]+1" office:value-type="float" office:value="55" calcext:value-type="float">
            <text:p/>
          </table:table-cell>
          <table:table-cell table:formula="of:=12-12*EXP(-[.D57]/1*0.001)" office:value-type="float" office:value="0.642178224558194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58]*[.A58]" office:value-type="float" office:value="0.001" calcext:value-type="float">
            <text:p/>
          </table:table-cell>
          <table:table-cell table:formula="of:=[.D57]+1" office:value-type="float" office:value="56" calcext:value-type="float">
            <text:p/>
          </table:table-cell>
          <table:table-cell table:formula="of:=12-12*EXP(-[.D58]/1*0.001)" office:value-type="float" office:value="0.653530369315245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59]*[.A59]" office:value-type="float" office:value="0.001" calcext:value-type="float">
            <text:p/>
          </table:table-cell>
          <table:table-cell table:formula="of:=[.D58]+1" office:value-type="float" office:value="57" calcext:value-type="float">
            <text:p/>
          </table:table-cell>
          <table:table-cell table:formula="of:=12-12*EXP(-[.D59]/1*0.001)" office:value-type="float" office:value="0.664871167601721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60]*[.A60]" office:value-type="float" office:value="0.001" calcext:value-type="float">
            <text:p/>
          </table:table-cell>
          <table:table-cell table:formula="of:=[.D59]+1" office:value-type="float" office:value="58" calcext:value-type="float">
            <text:p/>
          </table:table-cell>
          <table:table-cell table:formula="of:=12-12*EXP(-[.D60]/1*0.001)" office:value-type="float" office:value="0.676200630758418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61]*[.A61]" office:value-type="float" office:value="0.001" calcext:value-type="float">
            <text:p/>
          </table:table-cell>
          <table:table-cell table:formula="of:=[.D60]+1" office:value-type="float" office:value="59" calcext:value-type="float">
            <text:p/>
          </table:table-cell>
          <table:table-cell table:formula="of:=12-12*EXP(-[.D61]/1*0.001)" office:value-type="float" office:value="0.687518770114803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62]*[.A62]" office:value-type="float" office:value="0.001" calcext:value-type="float">
            <text:p/>
          </table:table-cell>
          <table:table-cell table:formula="of:=[.D61]+1" office:value-type="float" office:value="60" calcext:value-type="float">
            <text:p/>
          </table:table-cell>
          <table:table-cell table:formula="of:=12-12*EXP(-[.D62]/1*0.001)" office:value-type="float" office:value="0.698825596989016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63]*[.A63]" office:value-type="float" office:value="0.001" calcext:value-type="float">
            <text:p/>
          </table:table-cell>
          <table:table-cell table:formula="of:=[.D62]+1" office:value-type="float" office:value="61" calcext:value-type="float">
            <text:p/>
          </table:table-cell>
          <table:table-cell table:formula="of:=12-12*EXP(-[.D63]/1*0.001)" office:value-type="float" office:value="0.710121122687884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64]*[.A64]" office:value-type="float" office:value="0.001" calcext:value-type="float">
            <text:p/>
          </table:table-cell>
          <table:table-cell table:formula="of:=[.D63]+1" office:value-type="float" office:value="62" calcext:value-type="float">
            <text:p/>
          </table:table-cell>
          <table:table-cell table:formula="of:=12-12*EXP(-[.D64]/1*0.001)" office:value-type="float" office:value="0.721405358506933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65]*[.A65]" office:value-type="float" office:value="0.001" calcext:value-type="float">
            <text:p/>
          </table:table-cell>
          <table:table-cell table:formula="of:=[.D64]+1" office:value-type="float" office:value="63" calcext:value-type="float">
            <text:p/>
          </table:table-cell>
          <table:table-cell table:formula="of:=12-12*EXP(-[.D65]/1*0.001)" office:value-type="float" office:value="0.732678315730402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66]*[.A66]" office:value-type="float" office:value="0.001" calcext:value-type="float">
            <text:p/>
          </table:table-cell>
          <table:table-cell table:formula="of:=[.D65]+1" office:value-type="float" office:value="64" calcext:value-type="float">
            <text:p/>
          </table:table-cell>
          <table:table-cell table:formula="of:=12-12*EXP(-[.D66]/1*0.001)" office:value-type="float" office:value="0.743940005631247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67]*[.A67]" office:value-type="float" office:value="0.001" calcext:value-type="float">
            <text:p/>
          </table:table-cell>
          <table:table-cell table:formula="of:=[.D66]+1" office:value-type="float" office:value="65" calcext:value-type="float">
            <text:p/>
          </table:table-cell>
          <table:table-cell table:formula="of:=12-12*EXP(-[.D67]/1*0.001)" office:value-type="float" office:value="0.755190439471159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68]*[.A68]" office:value-type="float" office:value="0.001" calcext:value-type="float">
            <text:p/>
          </table:table-cell>
          <table:table-cell table:formula="of:=[.D67]+1" office:value-type="float" office:value="66" calcext:value-type="float">
            <text:p/>
          </table:table-cell>
          <table:table-cell table:formula="of:=12-12*EXP(-[.D68]/1*0.001)" office:value-type="float" office:value="0.766429628500575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69]*[.A69]" office:value-type="float" office:value="0.001" calcext:value-type="float">
            <text:p/>
          </table:table-cell>
          <table:table-cell table:formula="of:=[.D68]+1" office:value-type="float" office:value="67" calcext:value-type="float">
            <text:p/>
          </table:table-cell>
          <table:table-cell table:formula="of:=12-12*EXP(-[.D69]/1*0.001)" office:value-type="float" office:value="0.777657583958682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70]*[.A70]" office:value-type="float" office:value="0.001" calcext:value-type="float">
            <text:p/>
          </table:table-cell>
          <table:table-cell table:formula="of:=[.D69]+1" office:value-type="float" office:value="68" calcext:value-type="float">
            <text:p/>
          </table:table-cell>
          <table:table-cell table:formula="of:=12-12*EXP(-[.D70]/1*0.001)" office:value-type="float" office:value="0.788874317073438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71]*[.A71]" office:value-type="float" office:value="0.001" calcext:value-type="float">
            <text:p/>
          </table:table-cell>
          <table:table-cell table:formula="of:=[.D70]+1" office:value-type="float" office:value="69" calcext:value-type="float">
            <text:p/>
          </table:table-cell>
          <table:table-cell table:formula="of:=12-12*EXP(-[.D71]/1*0.001)" office:value-type="float" office:value="0.800079839061576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72]*[.A72]" office:value-type="float" office:value="0.001" calcext:value-type="float">
            <text:p/>
          </table:table-cell>
          <table:table-cell table:formula="of:=[.D71]+1" office:value-type="float" office:value="70" calcext:value-type="float">
            <text:p/>
          </table:table-cell>
          <table:table-cell table:formula="of:=12-12*EXP(-[.D72]/1*0.001)" office:value-type="float" office:value="0.811274161128621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73]*[.A73]" office:value-type="float" office:value="0.001" calcext:value-type="float">
            <text:p/>
          </table:table-cell>
          <table:table-cell table:formula="of:=[.D72]+1" office:value-type="float" office:value="71" calcext:value-type="float">
            <text:p/>
          </table:table-cell>
          <table:table-cell table:formula="of:=12-12*EXP(-[.D73]/1*0.001)" office:value-type="float" office:value="0.822457294468894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74]*[.A74]" office:value-type="float" office:value="0.001" calcext:value-type="float">
            <text:p/>
          </table:table-cell>
          <table:table-cell table:formula="of:=[.D73]+1" office:value-type="float" office:value="72" calcext:value-type="float">
            <text:p/>
          </table:table-cell>
          <table:table-cell table:formula="of:=12-12*EXP(-[.D74]/1*0.001)" office:value-type="float" office:value="0.833629250265531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B75]*[.A75]" office:value-type="float" office:value="0.001" calcext:value-type="float">
            <text:p/>
          </table:table-cell>
          <table:table-cell table:formula="of:=[.D74]+1" office:value-type="float" office:value="73" calcext:value-type="float">
            <text:p/>
          </table:table-cell>
          <table:table-cell table:formula="of:=12-12*EXP(-[.D75]/1*0.001)" office:value-type="float" office:value="0.844790039690487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2">00/00/0000</text:date>, <text:time style:data-style-name="N2" text:time-value="10:15:02.3364183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7:54:52.499603215</meta:creation-date>
    <dc:date>2014-09-12T11:03:47.032311366</dc:date>
    <meta:editing-duration>PT36M24S</meta:editing-duration>
    <meta:editing-cycles>3</meta:editing-cycles>
    <meta:generator>LibreOffice/4.2.3.3$Linux_X86_64 LibreOffice_project/420m0$Build-3</meta:generator>
    <meta:document-statistic meta:table-count="1" meta:cell-count="375" meta:object-count="0"/>
  </office:meta>
</office:document-meta>
</file>